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FDBF717ABD.bmp" manifest:media-type=""/>
  <manifest:file-entry manifest:full-path="Pictures/10000000000001DE000001032DDE6E08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60%" draw:contrast="7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15%" draw:contrast="30%" draw:gamma="100%" draw:red="0%" draw:green="0%" draw:blue="0%" fo:clip="rect(0.363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0.876cm" style:use-optimal-column-width="false"/>
    </style:style>
    <style:style style:name="co3" style:family="table-column">
      <style:table-column-properties style:column-width="0.875cm" style:use-optimal-column-width="false"/>
    </style:style>
    <style:style style:name="co4" style:family="table-column">
      <style:table-column-properties style:column-width="1.113cm" style:use-optimal-column-width="false"/>
    </style:style>
    <style:style style:name="co5" style:family="table-column">
      <style:table-column-properties style:column-width="0.957cm" style:use-optimal-column-width="false"/>
    </style:style>
    <style:style style:name="co6" style:family="table-column">
      <style:table-column-properties style:column-width="0.95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093cm" svg:height="1.62cm" svg:x="0.762cm" svg:y="3.40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4.326cm" svg:height="0.492cm" svg:x="-2.794cm" svg:y="0.508cm">
          <draw:text-box>
            <text:p text:style-name="P1"><text:span text:style-name="T1"><text:s/>Ⓟ</text:span><text:span text:style-name="T1">-Akt</text:span></text:p>
          </draw:text-box>
        </draw:frame>
        <draw:frame draw:style-name="gr1" draw:text-style-name="P3" draw:layer="layout" svg:width="4.326cm" svg:height="0.492cm" svg:x="-2.802cm" svg:y="2.302cm">
          <draw:text-box>
            <text:p text:style-name="P1"><text:span text:style-name="T1">GAPDH</text:span></text:p>
          </draw:text-box>
        </draw:frame>
        <draw:frame draw:style-name="standard" draw:layer="layout" svg:width="6.855cm" svg:height="1.62cm" svg:x="8.301cm" svg:y="3.403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326cm" svg:height="0.492cm" svg:x="4.826cm" svg:y="0.524cm">
          <draw:text-box>
            <text:p text:style-name="P1"><text:span text:style-name="T1"><text:s/></text:span><text:span text:style-name="T1">total Akt</text:span></text:p>
          </draw:text-box>
        </draw:frame>
        <draw:frame draw:style-name="gr1" draw:text-style-name="P3" draw:layer="layout" svg:width="4.326cm" svg:height="0.492cm" svg:x="4.838cm" svg:y="2.426cm">
          <draw:text-box>
            <text:p text:style-name="P1"><text:span text:style-name="T1">GAPDH</text:span></text:p>
          </draw:text-box>
        </draw:frame>
        <draw:frame draw:style-name="gr2" draw:text-style-name="P4" draw:layer="layout" svg:width="5.818cm" svg:height="2.691cm" svg:x="9.398cm" svg:y="0.461cm">
          <draw:image xlink:href="Pictures/10000000000001DE000001032DDE6E08.bmp" xlink:type="simple" xlink:show="embed" xlink:actuate="onLoad">
            <text:p/>
          </draw:image>
        </draw:frame>
        <draw:frame draw:style-name="gr3" draw:text-style-name="P4" draw:layer="layout" svg:width="5.506cm" svg:height="2.56cm" svg:x="1.778cm" svg:y="0.601cm">
          <draw:image xlink:href="Pictures/10000000000001A6000000FDBF717ABD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4:46:25.716350538</dc:date>
    <dc:creator>ayf </dc:creator>
    <meta:editing-duration>PT37M36S</meta:editing-duration>
    <meta:editing-cycles>10</meta:editing-cycles>
    <meta:generator>LibreOffice/4.4.3.2$Linux_X86_64 LibreOffice_project/40m0$Build-2</meta:generator>
    <meta:document-statistic meta:object-count="31"/>
  </office:meta>
</office:document-meta>
</file>